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ning_time_mergeSort" table:style-name="ta1">
        <table:shapes>
          <draw:frame draw:z-index="0" draw:style-name="gr1" draw:text-style-name="P1" svg:width="6.2988in" svg:height="3.5429in" svg:x="5.8406in" svg:y="0.437in">
            <draw:object draw:notify-on-update-of-ranges="running_time_mergeSort.A2:running_time_mergeSort.A101 running_time_mergeSort.B2:running_time_mergeSort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nning time of Merge sorting: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536" calcext:value-type="float">
            <text:p>1453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7618" calcext:value-type="float">
            <text:p>1761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3685" calcext:value-type="float">
            <text:p>2368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6582" calcext:value-type="float">
            <text:p>2658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8357" calcext:value-type="float">
            <text:p>2835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1453" calcext:value-type="float">
            <text:p>4145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1160" calcext:value-type="float">
            <text:p>4116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5732" calcext:value-type="float">
            <text:p>4573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43724" calcext:value-type="float">
            <text:p>4372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47416" calcext:value-type="float">
            <text:p>4741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52831" calcext:value-type="float">
            <text:p>5283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52972" calcext:value-type="float">
            <text:p>5297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54859" calcext:value-type="float">
            <text:p>5485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59246" calcext:value-type="float">
            <text:p>59246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2210" calcext:value-type="float">
            <text:p>6221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5457" calcext:value-type="float">
            <text:p>6545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9445" calcext:value-type="float">
            <text:p>6944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3781" calcext:value-type="float">
            <text:p>7378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77272" calcext:value-type="float">
            <text:p>7727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2715" calcext:value-type="float">
            <text:p>8271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5011" calcext:value-type="float">
            <text:p>8501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90321" calcext:value-type="float">
            <text:p>9032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93722" calcext:value-type="float">
            <text:p>9372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97978" calcext:value-type="float">
            <text:p>9797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03011" calcext:value-type="float">
            <text:p>103011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07801" calcext:value-type="float">
            <text:p>10780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11745" calcext:value-type="float">
            <text:p>11174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17215" calcext:value-type="float">
            <text:p>11721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19812" calcext:value-type="float">
            <text:p>11981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24649" calcext:value-type="float">
            <text:p>124649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30802" calcext:value-type="float">
            <text:p>130802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35512" calcext:value-type="float">
            <text:p>135512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40093" calcext:value-type="float">
            <text:p>140093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46912" calcext:value-type="float">
            <text:p>14691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52763" calcext:value-type="float">
            <text:p>152763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57480" calcext:value-type="float">
            <text:p>15748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64205" calcext:value-type="float">
            <text:p>16420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68815" calcext:value-type="float">
            <text:p>16881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73372" calcext:value-type="float">
            <text:p>173372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79529" calcext:value-type="float">
            <text:p>17952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86385" calcext:value-type="float">
            <text:p>18638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90310" calcext:value-type="float">
            <text:p>19031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97417" calcext:value-type="float">
            <text:p>197417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204379" calcext:value-type="float">
            <text:p>20437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221292" calcext:value-type="float">
            <text:p>221292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218646" calcext:value-type="float">
            <text:p>21864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26857" calcext:value-type="float">
            <text:p>226857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238120" calcext:value-type="float">
            <text:p>238120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237956" calcext:value-type="float">
            <text:p>237956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243952" calcext:value-type="float">
            <text:p>243952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253055" calcext:value-type="float">
            <text:p>25305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260345" calcext:value-type="float">
            <text:p>260345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66949" calcext:value-type="float">
            <text:p>266949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74940" calcext:value-type="float">
            <text:p>27494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281799" calcext:value-type="float">
            <text:p>281799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288911" calcext:value-type="float">
            <text:p>288911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297591" calcext:value-type="float">
            <text:p>297591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07872" calcext:value-type="float">
            <text:p>307872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313855" calcext:value-type="float">
            <text:p>31385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322086" calcext:value-type="float">
            <text:p>322086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328015" calcext:value-type="float">
            <text:p>328015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337907" calcext:value-type="float">
            <text:p>337907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344690" calcext:value-type="float">
            <text:p>34469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350944" calcext:value-type="float">
            <text:p>350944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371170" calcext:value-type="float">
            <text:p>37117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369115" calcext:value-type="float">
            <text:p>369115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378072" calcext:value-type="float">
            <text:p>37807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406564" calcext:value-type="float">
            <text:p>406564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396696" calcext:value-type="float">
            <text:p>396696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404042" calcext:value-type="float">
            <text:p>404042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413557" calcext:value-type="float">
            <text:p>413557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420313" calcext:value-type="float">
            <text:p>420313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433246" calcext:value-type="float">
            <text:p>433246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438397" calcext:value-type="float">
            <text:p>438397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447869" calcext:value-type="float">
            <text:p>447869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458937" calcext:value-type="float">
            <text:p>458937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474364" calcext:value-type="float">
            <text:p>474364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480822" calcext:value-type="float">
            <text:p>48082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492114" calcext:value-type="float">
            <text:p>492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2:43:34.52426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02:43:56.665084386</dc:date>
    <meta:editing-duration>PT3M46S</meta:editing-duration>
    <meta:editing-cycles>2</meta:editing-cycles>
    <meta:generator>LibreOffice/6.4.7.2$Linux_X86_64 LibreOffice_project/40$Build-2</meta:generator>
    <meta:document-statistic meta:table-count="1" meta:cell-count="2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running_time_mergeSort.A2:running_time_mergeSort.B101" svg:x="0.32cm" svg:y="0.18cm" svg:width="12.508cm" svg:height="8.64cm">
          <chartooo:coordinate-region svg:x="1.682cm" svg:y="0.379cm" svg:width="10.6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ning_time_mergeSort.B2:running_time_mergeSort.B101" chart:class="chart:scatter">
            <chart:domain table:cell-range-address="running_time_mergeSort.A2:running_time_mergeSor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unning_time_mergeSort.A2:running_time_mergeSort.A101</svg:desc>
                </draw:g>
              </table:table-cell>
              <table:table-cell office:value-type="float" office:value="11">
                <text:p>11</text:p>
                <draw:g>
                  <svg:desc>running_time_mergeSort.B2:running_time_mergeSor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10545">
                <text:p>10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13439">
                <text:p>13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16225">
                <text:p>1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28357">
                <text:p>28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41453">
                <text:p>4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45732">
                <text:p>45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43724">
                <text:p>43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47416">
                <text:p>47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52831">
                <text:p>52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52972">
                <text:p>52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54859">
                <text:p>54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59246">
                <text:p>59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62210">
                <text:p>622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65457">
                <text:p>65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69445">
                <text:p>69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73781">
                <text:p>73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77272">
                <text:p>77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82715">
                <text:p>82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85011">
                <text:p>85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90321">
                <text:p>90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93722">
                <text:p>93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97978">
                <text:p>97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103011">
                <text:p>103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107801">
                <text:p>107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111745">
                <text:p>111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117215">
                <text:p>117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119812">
                <text:p>119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124649">
                <text:p>124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130802">
                <text:p>130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135512">
                <text:p>135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140093">
                <text:p>140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146912">
                <text:p>146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152763">
                <text:p>152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157480">
                <text:p>157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164205">
                <text:p>164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168815">
                <text:p>168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173372">
                <text:p>173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179529">
                <text:p>179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186385">
                <text:p>186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190310">
                <text:p>1903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197417">
                <text:p>197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204379">
                <text:p>204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221292">
                <text:p>221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218646">
                <text:p>218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226857">
                <text:p>226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238120">
                <text:p>238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237956">
                <text:p>237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243952">
                <text:p>2439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253055">
                <text:p>253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260345">
                <text:p>260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266949">
                <text:p>266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274940">
                <text:p>2749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281799">
                <text:p>281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288911">
                <text:p>288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297591">
                <text:p>2975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307872">
                <text:p>307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313855">
                <text:p>313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322086">
                <text:p>322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328015">
                <text:p>328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337907">
                <text:p>337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344690">
                <text:p>3446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350944">
                <text:p>350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371170">
                <text:p>3711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369115">
                <text:p>369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378072">
                <text:p>3780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406564">
                <text:p>406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396696">
                <text:p>396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404042">
                <text:p>404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413557">
                <text:p>413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420313">
                <text:p>420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433246">
                <text:p>433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438397">
                <text:p>438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447869">
                <text:p>447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458937">
                <text:p>458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474364">
                <text:p>474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480822">
                <text:p>480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492114">
                <text:p>49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